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SLProtocolSocketFactory.createSocket( String host , int port , InetAddress clientHost , int client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SSLProtocolSocketFactory.getSupportedCipherSui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SLProtocolSocketFactory.HttpSSLProtocolSocketFactory( JsseSSLManager sslManager , int c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SLProtocolSocketFactory.wrapSocket( Socket s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SLProtocolSocketFactory.createSocket( InetAddress address , int port , InetAddress localAddress ,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SLProtocolSocketFactory.getDefaultCipherSui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SLProtocolSocketFactory.createSocket(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SLProtocolSocketFactory.createSocket( final String host , final int port , final InetAddress localAddress , final int localPort , final HttpConnectionParam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tpSSLProtocolSocketFactory.HttpSSLProtocolSocketFactory( JsseSSLManager ssl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SLProtocolSocketFactory.join( String [ ] str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tpSSLProtocolSocketFactory.setSocket( Socket sock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SSLProtocolSocketFactory.HttpSSLProtocolSock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LProtocolSocketFactory.create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SLProtocolSocketFactory.createSocket( Socket socket , String host , int port , boolean auto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SSLProtocolSocketFactory.getSSLSocke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